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solid" draw:fill-color="#729fcf" draw:opacity="0%" draw:textarea-horizontal-align="justify" draw:textarea-vertical-align="middle" draw:auto-grow-height="false" fo:min-height="2.956cm" fo:min-width="2.617cm" draw:shadow-opacity="0%"/>
    </style:style>
    <style:style style:name="gr3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font-size="36pt" style:font-size-asian="18pt" style:font-size-complex="18pt"/>
    </style:style>
    <style:style style:name="T1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7cm" svg:y1="9.241cm" svg:x2="3.771cm" svg:y2="8.745cm">
          <text:p/>
        </draw:line>
        <draw:line draw:style-name="gr1" draw:text-style-name="P1" draw:layer="layout" svg:x1="4.239cm" svg:y1="9.755cm" svg:x2="3.767cm" svg:y2="8.746cm">
          <text:p/>
        </draw:line>
        <draw:line draw:style-name="gr1" draw:text-style-name="P1" draw:layer="layout" svg:x1="5.163cm" svg:y1="9.812cm" svg:x2="5.635cm" svg:y2="8.803cm">
          <text:p/>
        </draw:line>
        <draw:line draw:style-name="gr1" draw:text-style-name="P1" draw:layer="layout" svg:x1="4.216cm" svg:y1="9.779cm" svg:x2="4.688cm" svg:y2="8.77cm">
          <text:p/>
        </draw:line>
        <draw:line draw:style-name="gr1" draw:text-style-name="P1" draw:layer="layout" svg:x1="5.183cm" svg:y1="9.806cm" svg:x2="4.711cm" svg:y2="8.797cm">
          <text:p/>
        </draw:line>
        <draw:line draw:style-name="gr1" draw:text-style-name="P1" draw:layer="layout" svg:x1="6.118cm" svg:y1="9.807cm" svg:x2="5.646cm" svg:y2="8.798cm">
          <text:p/>
        </draw:line>
        <draw:line draw:style-name="gr1" draw:text-style-name="P1" draw:layer="layout" svg:x1="6.11cm" svg:y1="9.757cm" svg:x2="6.334cm" svg:y2="9.261cm">
          <text:p/>
        </draw:line>
        <draw:g xml:id="id5" draw:id="id5">
          <draw:line draw:style-name="gr1" draw:text-style-name="P1" draw:layer="layout" svg:x1="8.454cm" svg:y1="9.966cm" svg:x2="8.454cm" svg:y2="8.569cm">
            <text:p/>
          </draw:line>
          <draw:line draw:style-name="gr1" draw:text-style-name="P1" draw:layer="layout" svg:x1="8.454cm" svg:y1="9.966cm" svg:x2="8.454cm" svg:y2="8.569cm">
            <text:p/>
          </draw:line>
          <draw:line draw:style-name="gr1" draw:text-style-name="P1" draw:layer="layout" svg:x1="9.28cm" svg:y1="9.966cm" svg:x2="9.28cm" svg:y2="8.569cm">
            <text:p/>
          </draw:line>
          <draw:line draw:style-name="gr1" draw:text-style-name="P1" draw:layer="layout" svg:x1="10.398cm" svg:y1="9.278cm" svg:x2="9.277cm" svg:y2="9.267cm">
            <text:p/>
          </draw:line>
          <draw:line draw:style-name="gr1" draw:text-style-name="P1" draw:layer="layout" svg:x1="8.471cm" svg:y1="9.278cm" svg:x2="7.35cm" svg:y2="9.267cm">
            <text:p/>
          </draw:line>
        </draw:g>
        <draw:g>
          <draw:line draw:style-name="gr1" draw:text-style-name="P1" draw:layer="layout" svg:x1="11.174cm" svg:y1="14.785cm" svg:x2="10.669cm" svg:y2="14.559cm">
            <text:p/>
          </draw:line>
          <draw:line draw:style-name="gr1" draw:text-style-name="P1" draw:layer="layout" svg:x1="11.66cm" svg:y1="14.069cm" svg:x2="10.67cm" svg:y2="14.563cm">
            <text:p/>
          </draw:line>
          <draw:line draw:style-name="gr1" draw:text-style-name="P1" draw:layer="layout" svg:x1="11.68cm" svg:y1="13.119cm" svg:x2="10.653cm" svg:y2="12.643cm">
            <text:p/>
          </draw:line>
          <draw:line draw:style-name="gr1" draw:text-style-name="P1" draw:layer="layout" svg:x1="11.684cm" svg:y1="14.093cm" svg:x2="10.657cm" svg:y2="13.617cm">
            <text:p/>
          </draw:line>
          <draw:line draw:style-name="gr1" draw:text-style-name="P1" draw:layer="layout" svg:x1="11.673cm" svg:y1="13.099cm" svg:x2="10.683cm" svg:y2="13.593cm">
            <text:p/>
          </draw:line>
          <draw:line draw:style-name="gr1" draw:text-style-name="P1" draw:layer="layout" svg:x1="11.637cm" svg:y1="12.137cm" svg:x2="10.647cm" svg:y2="12.631cm">
            <text:p/>
          </draw:line>
          <draw:line draw:style-name="gr1" draw:text-style-name="P1" draw:layer="layout" svg:x1="11.588cm" svg:y1="12.146cm" svg:x2="11.083cm" svg:y2="11.92cm">
            <text:p/>
          </draw:line>
        </draw:g>
        <draw:g>
          <draw:line draw:style-name="gr1" draw:text-style-name="P1" draw:layer="layout" svg:x1="16.945cm" svg:y1="18.386cm" svg:x2="12.938cm" svg:y2="18.411cm">
            <text:p/>
          </draw:line>
          <draw:line draw:style-name="gr1" draw:text-style-name="P1" draw:layer="layout" svg:x1="16.947cm" svg:y1="18.372cm" svg:x2="12.94cm" svg:y2="18.397cm">
            <text:p/>
          </draw:line>
          <draw:line draw:style-name="gr1" draw:text-style-name="P1" draw:layer="layout" svg:x1="14.032cm" svg:y1="18.94cm" svg:x2="16.023cm" svg:y2="18.94cm">
            <text:p/>
          </draw:line>
          <draw:line draw:style-name="gr1" draw:text-style-name="P1" draw:layer="layout" svg:x1="14.57cm" svg:y1="19.414cm" svg:x2="15.527cm" svg:y2="19.414cm">
            <text:p/>
          </draw:line>
          <draw:line draw:style-name="gr1" draw:text-style-name="P1" draw:layer="layout" svg:x1="14.994cm" svg:y1="18.352cm" svg:x2="15.01cm" svg:y2="17.129cm">
            <text:p/>
          </draw:line>
        </draw:g>
        <draw:g xml:id="id4" draw:id="id4">
          <draw:line draw:style-name="gr1" draw:text-style-name="P1" draw:layer="layout" svg:x1="13.006cm" svg:y1="13.079cm" svg:x2="14.362cm" svg:y2="13.079cm">
            <text:p/>
          </draw:line>
          <draw:line draw:style-name="gr1" draw:text-style-name="P1" draw:layer="layout" svg:x1="13.006cm" svg:y1="13.079cm" svg:x2="14.362cm" svg:y2="13.079cm">
            <text:p/>
          </draw:line>
          <draw:line draw:style-name="gr1" draw:text-style-name="P1" draw:layer="layout" svg:x1="13.006cm" svg:y1="13.829cm" svg:x2="14.362cm" svg:y2="13.829cm">
            <text:p/>
          </draw:line>
          <draw:line draw:style-name="gr1" draw:text-style-name="P1" draw:layer="layout" svg:x1="13.675cm" svg:y1="14.842cm" svg:x2="13.686cm" svg:y2="13.823cm">
            <text:p/>
          </draw:line>
          <draw:line draw:style-name="gr1" draw:text-style-name="P1" draw:layer="layout" svg:x1="13.675cm" svg:y1="13.094cm" svg:x2="13.686cm" svg:y2="12.075cm">
            <text:p/>
          </draw:line>
        </draw:g>
        <draw:g xml:id="id3" draw:id="id3">
          <draw:custom-shape draw:style-name="gr2" draw:text-style-name="P2" draw:layer="layout" svg:width="3.117cm" svg:height="3.206cm" svg:x="12.176cm" svg:y="7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3" draw:text-style-name="P1" draw:layer="layout" svg:x1="12.955cm" svg:y1="8.498cm" svg:x2="12.955cm" svg:y2="10.057cm">
                <text:p/>
              </draw:line>
              <draw:line draw:style-name="gr3" draw:text-style-name="P1" draw:layer="layout" svg:x1="13.756cm" svg:y1="8.477cm" svg:x2="12.955cm" svg:y2="8.888cm">
                <text:p/>
              </draw:line>
              <draw:line draw:style-name="gr4" draw:text-style-name="P1" draw:layer="layout" svg:x1="13.756cm" svg:y1="10.069cm" svg:x2="12.955cm" svg:y2="9.658cm">
                <text:p/>
              </draw:line>
              <draw:line draw:style-name="gr3" draw:text-style-name="P1" draw:layer="layout" svg:x1="13.734cm" svg:y1="7.697cm" svg:x2="13.734cm" svg:y2="8.477cm">
                <text:p/>
              </draw:line>
              <draw:line draw:style-name="gr3" draw:text-style-name="P1" draw:layer="layout" svg:x1="13.734cm" svg:y1="10.06cm" svg:x2="13.734cm" svg:y2="10.84cm">
                <text:p/>
              </draw:line>
              <draw:line draw:style-name="gr3" draw:text-style-name="P1" draw:layer="layout" svg:x1="12.176cm" svg:y1="9.296cm" svg:x2="12.933cm" svg:y2="9.296cm">
                <text:p/>
              </draw:line>
            </draw:g>
          </draw:g>
        </draw:g>
        <draw:g>
          <draw:line draw:style-name="gr1" draw:text-style-name="P1" draw:layer="layout" svg:x1="15.675cm" svg:y1="14.786cm" svg:x2="15.17cm" svg:y2="14.56cm">
            <text:p/>
          </draw:line>
          <draw:line draw:style-name="gr1" draw:text-style-name="P1" draw:layer="layout" svg:x1="16.161cm" svg:y1="14.07cm" svg:x2="15.171cm" svg:y2="14.564cm">
            <text:p/>
          </draw:line>
          <draw:line draw:style-name="gr1" draw:text-style-name="P1" draw:layer="layout" svg:x1="16.181cm" svg:y1="13.12cm" svg:x2="15.154cm" svg:y2="12.644cm">
            <text:p/>
          </draw:line>
          <draw:line draw:style-name="gr1" draw:text-style-name="P1" draw:layer="layout" svg:x1="16.185cm" svg:y1="14.094cm" svg:x2="15.158cm" svg:y2="13.618cm">
            <text:p/>
          </draw:line>
          <draw:line draw:style-name="gr1" draw:text-style-name="P1" draw:layer="layout" svg:x1="16.174cm" svg:y1="13.1cm" svg:x2="15.184cm" svg:y2="13.594cm">
            <text:p/>
          </draw:line>
          <draw:line draw:style-name="gr1" draw:text-style-name="P1" draw:layer="layout" svg:x1="16.138cm" svg:y1="12.138cm" svg:x2="15.148cm" svg:y2="12.632cm">
            <text:p/>
          </draw:line>
          <draw:line draw:style-name="gr1" draw:text-style-name="P1" draw:layer="layout" svg:x1="16.089cm" svg:y1="12.147cm" svg:x2="15.584cm" svg:y2="11.921cm">
            <text:p/>
          </draw:line>
        </draw:g>
        <draw:line draw:style-name="gr1" draw:text-style-name="P1" draw:layer="layout" svg:x1="11.348cm" svg:y1="3.342cm" svg:x2="11.572cm" svg:y2="2.846cm">
          <text:p/>
        </draw:line>
        <draw:line draw:style-name="gr1" draw:text-style-name="P1" draw:layer="layout" svg:x1="12.04cm" svg:y1="3.856cm" svg:x2="11.568cm" svg:y2="2.847cm">
          <text:p/>
        </draw:line>
        <draw:line draw:style-name="gr1" draw:text-style-name="P1" draw:layer="layout" svg:x1="12.964cm" svg:y1="3.913cm" svg:x2="13.436cm" svg:y2="2.904cm">
          <text:p/>
        </draw:line>
        <draw:line draw:style-name="gr1" draw:text-style-name="P1" draw:layer="layout" svg:x1="12.017cm" svg:y1="3.88cm" svg:x2="12.489cm" svg:y2="2.871cm">
          <text:p/>
        </draw:line>
        <draw:line draw:style-name="gr1" draw:text-style-name="P1" draw:layer="layout" svg:x1="12.984cm" svg:y1="3.907cm" svg:x2="12.512cm" svg:y2="2.898cm">
          <text:p/>
        </draw:line>
        <draw:line draw:style-name="gr1" draw:text-style-name="P1" draw:layer="layout" svg:x1="13.919cm" svg:y1="3.908cm" svg:x2="13.447cm" svg:y2="2.899cm">
          <text:p/>
        </draw:line>
        <draw:line draw:style-name="gr1" draw:text-style-name="P1" draw:layer="layout" svg:x1="13.911cm" svg:y1="3.858cm" svg:x2="14.135cm" svg:y2="3.362cm">
          <text:p/>
        </draw:line>
        <draw:g>
          <draw:line draw:style-name="gr1" draw:text-style-name="P1" draw:layer="layout" svg:x1="16.175cm" svg:y1="6.786cm" svg:x2="15.67cm" svg:y2="6.56cm">
            <text:p/>
          </draw:line>
          <draw:line draw:style-name="gr1" draw:text-style-name="P1" draw:layer="layout" svg:x1="16.661cm" svg:y1="6.07cm" svg:x2="15.671cm" svg:y2="6.564cm">
            <text:p/>
          </draw:line>
          <draw:line draw:style-name="gr1" draw:text-style-name="P1" draw:layer="layout" svg:x1="16.681cm" svg:y1="5.12cm" svg:x2="15.654cm" svg:y2="4.644cm">
            <text:p/>
          </draw:line>
          <draw:line draw:style-name="gr1" draw:text-style-name="P1" draw:layer="layout" svg:x1="16.685cm" svg:y1="6.094cm" svg:x2="15.658cm" svg:y2="5.618cm">
            <text:p/>
          </draw:line>
          <draw:line draw:style-name="gr1" draw:text-style-name="P1" draw:layer="layout" svg:x1="16.674cm" svg:y1="5.1cm" svg:x2="15.684cm" svg:y2="5.594cm">
            <text:p/>
          </draw:line>
          <draw:line draw:style-name="gr1" draw:text-style-name="P1" draw:layer="layout" svg:x1="16.638cm" svg:y1="4.138cm" svg:x2="15.648cm" svg:y2="4.632cm">
            <text:p/>
          </draw:line>
          <draw:line draw:style-name="gr1" draw:text-style-name="P1" draw:layer="layout" svg:x1="16.589cm" svg:y1="4.147cm" svg:x2="16.084cm" svg:y2="3.921cm">
            <text:p/>
          </draw:line>
        </draw:g>
        <draw:g>
          <draw:custom-shape draw:style-name="gr2" draw:text-style-name="P2" draw:layer="layout" svg:width="3.117cm" svg:height="3.206cm" svg:x="17.651cm" svg:y="6.0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3" draw:text-style-name="P1" draw:layer="layout" svg:x1="18.43cm" svg:y1="6.911cm" svg:x2="18.43cm" svg:y2="8.47cm">
                <text:p/>
              </draw:line>
              <draw:line draw:style-name="gr3" draw:text-style-name="P1" draw:layer="layout" svg:x1="19.231cm" svg:y1="6.89cm" svg:x2="18.43cm" svg:y2="7.301cm">
                <text:p/>
              </draw:line>
              <draw:line draw:style-name="gr4" draw:text-style-name="P1" draw:layer="layout" svg:x1="19.231cm" svg:y1="8.482cm" svg:x2="18.43cm" svg:y2="8.071cm">
                <text:p/>
              </draw:line>
              <draw:line draw:style-name="gr3" draw:text-style-name="P1" draw:layer="layout" svg:x1="19.209cm" svg:y1="6.11cm" svg:x2="19.209cm" svg:y2="6.89cm">
                <text:p/>
              </draw:line>
              <draw:line draw:style-name="gr3" draw:text-style-name="P1" draw:layer="layout" svg:x1="19.209cm" svg:y1="8.473cm" svg:x2="19.209cm" svg:y2="9.253cm">
                <text:p/>
              </draw:line>
              <draw:line draw:style-name="gr3" draw:text-style-name="P1" draw:layer="layout" svg:x1="17.651cm" svg:y1="7.709cm" svg:x2="18.408cm" svg:y2="7.709cm">
                <text:p/>
              </draw:line>
            </draw:g>
          </draw:g>
        </draw:g>
        <draw:g>
          <draw:line draw:style-name="gr1" draw:text-style-name="P1" draw:layer="layout" svg:x1="22.706cm" svg:y1="8.979cm" svg:x2="24.062cm" svg:y2="8.979cm">
            <text:p/>
          </draw:line>
          <draw:line draw:style-name="gr1" draw:text-style-name="P1" draw:layer="layout" svg:x1="22.706cm" svg:y1="8.979cm" svg:x2="24.062cm" svg:y2="8.979cm">
            <text:p/>
          </draw:line>
          <draw:line draw:style-name="gr1" draw:text-style-name="P1" draw:layer="layout" svg:x1="22.706cm" svg:y1="9.729cm" svg:x2="24.062cm" svg:y2="9.729cm">
            <text:p/>
          </draw:line>
          <draw:line draw:style-name="gr1" draw:text-style-name="P1" draw:layer="layout" svg:x1="23.375cm" svg:y1="10.742cm" svg:x2="23.386cm" svg:y2="9.723cm">
            <text:p/>
          </draw:line>
          <draw:line draw:style-name="gr1" draw:text-style-name="P1" draw:layer="layout" svg:x1="23.375cm" svg:y1="8.994cm" svg:x2="23.386cm" svg:y2="7.975cm">
            <text:p/>
          </draw:line>
        </draw:g>
        <draw:g>
          <draw:line draw:style-name="gr1" draw:text-style-name="P1" draw:layer="layout" svg:x1="23.276cm" svg:y1="14.787cm" svg:x2="22.771cm" svg:y2="14.561cm">
            <text:p/>
          </draw:line>
          <draw:line draw:style-name="gr1" draw:text-style-name="P1" draw:layer="layout" svg:x1="23.762cm" svg:y1="14.071cm" svg:x2="22.772cm" svg:y2="14.565cm">
            <text:p/>
          </draw:line>
          <draw:line draw:style-name="gr1" draw:text-style-name="P1" draw:layer="layout" svg:x1="23.782cm" svg:y1="13.121cm" svg:x2="22.755cm" svg:y2="12.645cm">
            <text:p/>
          </draw:line>
          <draw:line draw:style-name="gr1" draw:text-style-name="P1" draw:layer="layout" svg:x1="23.786cm" svg:y1="14.095cm" svg:x2="22.759cm" svg:y2="13.619cm">
            <text:p/>
          </draw:line>
          <draw:line draw:style-name="gr1" draw:text-style-name="P1" draw:layer="layout" svg:x1="23.775cm" svg:y1="13.101cm" svg:x2="22.785cm" svg:y2="13.595cm">
            <text:p/>
          </draw:line>
          <draw:line draw:style-name="gr1" draw:text-style-name="P1" draw:layer="layout" svg:x1="23.739cm" svg:y1="12.139cm" svg:x2="22.749cm" svg:y2="12.633cm">
            <text:p/>
          </draw:line>
          <draw:line draw:style-name="gr1" draw:text-style-name="P1" draw:layer="layout" svg:x1="23.69cm" svg:y1="12.148cm" svg:x2="23.185cm" svg:y2="11.922cm">
            <text:p/>
          </draw:line>
        </draw:g>
        <draw:custom-shape draw:style-name="gr5" draw:text-style-name="P3" draw:layer="layout" svg:width="1.842cm" svg:height="1.843cm" svg:x="24.958cm" svg:y="6.232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049cm" svg:y1="6.043cm" svg:x2="20.273cm" svg:y2="5.547cm">
          <text:p/>
        </draw:line>
        <draw:line draw:style-name="gr1" draw:text-style-name="P1" draw:layer="layout" svg:x1="20.741cm" svg:y1="6.557cm" svg:x2="20.269cm" svg:y2="5.548cm">
          <text:p/>
        </draw:line>
        <draw:line draw:style-name="gr1" draw:text-style-name="P1" draw:layer="layout" svg:x1="21.665cm" svg:y1="6.614cm" svg:x2="22.137cm" svg:y2="5.605cm">
          <text:p/>
        </draw:line>
        <draw:line draw:style-name="gr1" draw:text-style-name="P1" draw:layer="layout" svg:x1="20.718cm" svg:y1="6.581cm" svg:x2="21.19cm" svg:y2="5.572cm">
          <text:p/>
        </draw:line>
        <draw:line draw:style-name="gr1" draw:text-style-name="P1" draw:layer="layout" svg:x1="21.685cm" svg:y1="6.608cm" svg:x2="21.213cm" svg:y2="5.599cm">
          <text:p/>
        </draw:line>
        <draw:line draw:style-name="gr1" draw:text-style-name="P1" draw:layer="layout" svg:x1="22.62cm" svg:y1="6.609cm" svg:x2="22.148cm" svg:y2="5.6cm">
          <text:p/>
        </draw:line>
        <draw:line draw:style-name="gr1" draw:text-style-name="P1" draw:layer="layout" svg:x1="22.612cm" svg:y1="6.559cm" svg:x2="22.836cm" svg:y2="6.063cm">
          <text:p/>
        </draw:line>
        <draw:line draw:style-name="gr6" draw:text-style-name="P4" xml:id="id1" draw:id="id1" draw:layer="layout" svg:x1="3.54cm" svg:y1="9.255cm" svg:x2="3.032cm" svg:y2="9.255cm">
          <text:p/>
        </draw:line>
        <draw:connector draw:style-name="gr7" draw:text-style-name="P3" draw:layer="layout" draw:line-skew="1.151cm" svg:x1="3.032cm" svg:y1="9.255cm" svg:x2="3.064cm" svg:y2="10.763cm" draw:start-shape="id1" draw:start-glue-point="3" draw:end-shape="id2" draw:end-glue-point="4" svg:d="M3032 9255v1917h32v-409" svg:viewBox="0 0 33 1918">
          <text:p/>
        </draw:connector>
        <draw:custom-shape draw:style-name="gr5" draw:text-style-name="P5" xml:id="id2" draw:id="id2" draw:layer="layout" svg:width="1.842cm" svg:height="1.843cm" svg:x="2.143cm" svg:y="10.763cm">
          <text:p text:style-name="P5"><text:span text:style-name="T1">~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6.334cm" svg:y1="9.282cm" svg:x2="7.731cm" svg:y2="9.282cm">
          <text:p/>
        </draw:line>
        <draw:connector draw:style-name="gr7" draw:text-style-name="P3" draw:layer="layout" draw:line-skew="1.607cm" svg:x1="13.734cm" svg:y1="10.859cm" svg:x2="13.684cm" svg:y2="12.075cm" draw:start-shape="id3" draw:start-glue-point="2" draw:end-shape="id4" draw:end-glue-point="0" svg:d="M13734 10859v2206h-50v-990" svg:viewBox="0 0 51 2207">
          <text:p/>
        </draw:connector>
        <draw:connector draw:style-name="gr7" draw:text-style-name="P3" draw:layer="layout" draw:line-skew="-0.889cm" svg:x1="10.398cm" svg:y1="9.267cm" svg:x2="12.176cm" svg:y2="9.256cm" draw:start-shape="id5" draw:start-glue-point="1" draw:end-shape="id3" draw:end-glue-point="3" svg:d="M10398 9267v-11h1778" svg:viewBox="0 0 1779 12">
          <text:p/>
        </draw:connector>
        <draw:line draw:style-name="gr6" draw:text-style-name="P4" draw:layer="layout" svg:x1="11.16cm" svg:y1="11.922cm" svg:x2="11.16cm" svg:y2="9.255cm">
          <text:p/>
        </draw:line>
        <draw:custom-shape draw:style-name="gr8" draw:text-style-name="P3" draw:layer="layout" svg:width="0.348cm" svg:height="0.35cm" svg:x="2.796cm" svg:y="9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48cm" svg:height="0.35cm" svg:x="7.097cm" svg:y="9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48cm" svg:height="0.35cm" svg:x="10.997cm" svg:y="9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48cm" svg:height="0.35cm" svg:x="13.597cm" svg:y="10.7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23:32:34.901948852</meta:creation-date>
    <dc:date>2021-05-22T00:33:40.535402819</dc:date>
    <meta:editing-duration>PT16M34S</meta:editing-duration>
    <meta:editing-cycles>2</meta:editing-cycles>
    <meta:generator>LibreOffice/6.4.6.2$Linux_X86_64 LibreOffice_project/40$Build-2</meta:generator>
    <meta:document-statistic meta:object-count="109"/>
  </office:meta>
</office:document-meta>
</file>